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erif SC" svg:font-family="'Noto Serif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text-properties officeooo:paragraph-rsid="001fb8b7"/>
    </style:style>
    <style:style style:name="P2" style:family="paragraph" style:parent-style-name="Standard">
      <style:text-properties fo:font-weight="bold" officeooo:rsid="001fb8b7" officeooo:paragraph-rsid="001fb8b7" style:font-weight-asian="bold" style:font-weight-complex="bold"/>
    </style:style>
    <style:style style:name="P3" style:family="paragraph" style:parent-style-name="Standard">
      <style:text-properties officeooo:rsid="001fb8b7" officeooo:paragraph-rsid="001fb8b7"/>
    </style:style>
    <style:style style:name="P4" style:family="paragraph" style:parent-style-name="Standard">
      <style:text-properties officeooo:paragraph-rsid="00206ffe"/>
    </style:style>
    <style:style style:name="P5" style:family="paragraph" style:parent-style-name="Standard">
      <style:text-properties fo:font-weight="normal" officeooo:rsid="00206ffe" officeooo:paragraph-rsid="00206ffe" style:font-weight-asian="normal" style:font-weight-complex="normal"/>
    </style:style>
    <style:style style:name="P6" style:family="paragraph" style:parent-style-name="Text_20_body">
      <style:text-properties fo:font-weight="bold"/>
    </style:style>
    <style:style style:name="P7" style:family="paragraph" style:parent-style-name="Standard">
      <style:text-properties fo:font-weight="normal" officeooo:paragraph-rsid="001fb8b7" style:font-weight-asian="normal" style:font-weight-complex="normal"/>
    </style:style>
    <style:style style:name="P8" style:family="paragraph" style:parent-style-name="Text_20_body">
      <style:text-properties officeooo:paragraph-rsid="002c7b7b"/>
    </style:style>
    <style:style style:name="P9" style:family="paragraph" style:parent-style-name="Text_20_body">
      <style:text-properties officeooo:paragraph-rsid="002caa8a"/>
    </style:style>
    <style:style style:name="P10" style:family="paragraph" style:parent-style-name="Text_20_body">
      <style:text-properties style:font-name="monospace" officeooo:paragraph-rsid="002caa8a"/>
    </style:style>
    <style:style style:name="P11" style:family="paragraph" style:parent-style-name="Text_20_body">
      <style:text-properties officeooo:paragraph-rsid="002f9665"/>
    </style:style>
    <style:style style:name="P12" style:family="paragraph" style:parent-style-name="Text_20_body">
      <style:text-properties fo:font-weight="bold" officeooo:rsid="002759c6" officeooo:paragraph-rsid="0020dc6e" style:font-weight-asian="bold" style:font-weight-complex="bold"/>
    </style:style>
    <style:style style:name="P13" style:family="paragraph" style:parent-style-name="Text_20_body" style:list-style-name="L1">
      <style:text-properties officeooo:rsid="002759c6" officeooo:paragraph-rsid="0020dc6e"/>
    </style:style>
    <style:style style:name="P14" style:family="paragraph" style:parent-style-name="Text_20_body" style:list-style-name="L1">
      <style:text-properties officeooo:rsid="0020dc6e" officeooo:paragraph-rsid="002759c6"/>
    </style:style>
    <style:style style:name="P15" style:family="paragraph" style:parent-style-name="Text_20_body" style:list-style-name="L1">
      <style:text-properties officeooo:rsid="0020dc6e" officeooo:paragraph-rsid="0020dc6e"/>
    </style:style>
    <style:style style:name="P16" style:family="paragraph" style:parent-style-name="Text_20_body">
      <style:text-properties fo:font-weight="bold" officeooo:rsid="0024c1c5" officeooo:paragraph-rsid="0020dc6e" style:font-weight-asian="bold" style:font-weight-complex="bold"/>
    </style:style>
    <style:style style:name="P17" style:family="paragraph" style:parent-style-name="Text_20_body" style:list-style-name="L2">
      <style:text-properties fo:font-weight="normal" officeooo:rsid="0024c1c5" officeooo:paragraph-rsid="0020dc6e" style:font-weight-asian="normal" style:font-weight-complex="normal"/>
    </style:style>
    <style:style style:name="P18" style:family="paragraph" style:parent-style-name="Text_20_body" style:list-style-name="L3">
      <style:text-properties officeooo:paragraph-rsid="0020dc6e"/>
    </style:style>
    <style:style style:name="P19" style:family="paragraph" style:parent-style-name="Text_20_body">
      <style:text-properties fo:font-weight="bold" officeooo:rsid="002668b9" officeooo:paragraph-rsid="002668b9" style:font-weight-asian="bold" style:font-weight-complex="bold"/>
    </style:style>
    <style:style style:name="P20" style:family="paragraph" style:parent-style-name="Text_20_body" style:list-style-name="L4">
      <style:text-properties fo:font-weight="bold" officeooo:rsid="0024c1c5" officeooo:paragraph-rsid="0024c1c5" style:font-weight-asian="bold" style:font-weight-complex="bold"/>
    </style:style>
    <style:style style:name="P21" style:family="paragraph" style:parent-style-name="Text_20_body" style:list-style-name="L4">
      <style:text-properties fo:font-weight="bold" officeooo:rsid="002668b9" officeooo:paragraph-rsid="002668b9" style:font-weight-asian="bold" style:font-weight-complex="bold"/>
    </style:style>
    <style:style style:name="P22" style:family="paragraph" style:parent-style-name="Text_20_body" style:list-style-name="L5">
      <style:text-properties fo:font-weight="bold" officeooo:rsid="002668b9" officeooo:paragraph-rsid="002668b9" style:font-weight-asian="bold" style:font-weight-complex="bold"/>
    </style:style>
    <style:style style:name="P23" style:family="paragraph" style:parent-style-name="Text_20_body">
      <style:text-properties fo:font-weight="bold" officeooo:rsid="0027e2af" officeooo:paragraph-rsid="0027e2af" style:font-weight-asian="bold" style:font-weight-complex="bold"/>
    </style:style>
    <style:style style:name="P24" style:family="paragraph" style:parent-style-name="Text_20_body">
      <style:text-properties fo:font-weight="normal" officeooo:rsid="0027e2af" officeooo:paragraph-rsid="0027e2af" style:font-weight-asian="normal" style:font-weight-complex="normal"/>
    </style:style>
    <style:style style:name="P25" style:family="paragraph" style:parent-style-name="Text_20_body">
      <style:text-properties fo:font-weight="bold" officeooo:rsid="002872a4" officeooo:paragraph-rsid="002872a4" style:font-weight-asian="bold" style:font-weight-complex="bold"/>
    </style:style>
    <style:style style:name="P26" style:family="paragraph" style:parent-style-name="Text_20_body">
      <style:text-properties fo:font-weight="normal" officeooo:rsid="002872a4" officeooo:paragraph-rsid="002872a4" style:font-weight-asian="normal" style:font-weight-complex="normal"/>
    </style:style>
    <style:style style:name="P27" style:family="paragraph" style:parent-style-name="Text_20_body">
      <style:text-properties fo:font-weight="bold" officeooo:rsid="00298131" officeooo:paragraph-rsid="00298131" style:font-weight-asian="bold" style:font-weight-complex="bold"/>
    </style:style>
    <style:style style:name="P28" style:family="paragraph" style:parent-style-name="Text_20_body">
      <style:text-properties fo:font-weight="normal" officeooo:rsid="00298131" officeooo:paragraph-rsid="00298131" style:font-weight-asian="normal" style:font-weight-complex="normal"/>
    </style:style>
    <style:style style:name="P29" style:family="paragraph" style:parent-style-name="Text_20_body">
      <style:text-properties fo:font-weight="bold" officeooo:rsid="0023de9a" officeooo:paragraph-rsid="0023de9a" style:font-weight-asian="bold" style:font-weight-complex="bold"/>
    </style:style>
    <style:style style:name="P30" style:family="paragraph" style:parent-style-name="Text_20_body" style:list-style-name="L6">
      <style:text-properties officeooo:rsid="0023de9a" officeooo:paragraph-rsid="0023de9a"/>
    </style:style>
    <style:style style:name="P31" style:family="paragraph" style:parent-style-name="Text_20_body" style:list-style-name="L6">
      <style:text-properties officeooo:rsid="0024c1c5" officeooo:paragraph-rsid="0023de9a"/>
    </style:style>
    <style:style style:name="P32" style:family="paragraph" style:parent-style-name="Text_20_body">
      <style:text-properties fo:font-weight="bold" officeooo:rsid="002acc2b" officeooo:paragraph-rsid="002acc2b" style:font-weight-asian="bold" style:font-weight-complex="bold"/>
    </style:style>
    <style:style style:name="P33" style:family="paragraph" style:parent-style-name="Text_20_body" style:list-style-name="L7">
      <style:text-properties officeooo:paragraph-rsid="002acc2b"/>
    </style:style>
    <style:style style:name="T1" style:family="text">
      <style:text-properties fo:font-weight="bold" officeooo:rsid="001fb8b7" style:font-weight-asian="bold" style:font-weight-complex="bold"/>
    </style:style>
    <style:style style:name="T2" style:family="text">
      <style:text-properties fo:font-weight="bold" officeooo:rsid="00206ffe" style:font-weight-asian="bold" style:font-weight-complex="bold"/>
    </style:style>
    <style:style style:name="T3" style:family="text">
      <style:text-properties officeooo:rsid="001fb8b7"/>
    </style:style>
    <style:style style:name="T4" style:family="text">
      <style:text-properties style:font-name="monospace" officeooo:rsid="002c7b7b"/>
    </style:style>
    <style:style style:name="T5" style:family="text">
      <style:text-properties style:font-name="monospace"/>
    </style:style>
    <style:style style:name="T6" style:family="text">
      <style:text-properties officeooo:rsid="002e1c3f"/>
    </style:style>
    <style:style style:name="T7" style:family="text">
      <style:text-properties officeooo:rsid="002caa8a"/>
    </style:style>
    <style:style style:name="T8" style:family="text">
      <style:text-properties officeooo:rsid="002f9665"/>
    </style:style>
    <style:style style:name="T9" style:family="text">
      <style:text-properties officeooo:rsid="002759c6"/>
    </style:style>
    <style:style style:name="T10" style:family="text">
      <style:text-properties officeooo:rsid="0024c1c5"/>
    </style:style>
    <style:style style:name="T11" style:family="text">
      <style:text-properties fo:font-weight="normal" style:font-weight-asian="normal" style:font-weight-complex="normal"/>
    </style:style>
    <style:style style:name="T12" style:family="text">
      <style:text-properties fo:font-weight="normal" officeooo:rsid="002668b9" style:font-weight-asian="normal" style:font-weight-complex="normal"/>
    </style:style>
    <style:style style:name="T13" style:family="text">
      <style:text-properties fo:font-weight="normal" officeooo:rsid="002872a4" style:font-weight-asian="normal" style:font-weight-complex="normal"/>
    </style:style>
    <style:style style:name="T14" style:family="text">
      <style:text-properties officeooo:rsid="002acc2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ext:line-break/><text:span text:style-name="T1">Generell</text:span></text:p>
      <text:p text:style-name="P1"/>
      <text:p text:style-name="P2">GANS</text:p>
      <text:p text:style-name="P3">When AI becomes creative <text:a xlink:type="simple" xlink:href="https://www.youtube.com/watch?v=KZ7BnJb30Cc" text:style-name="Internet_20_link" text:visited-style-name="Visited_20_Internet_20_Link">https://www.youtube.com/watch?v=KZ7BnJb30Cc</text:a> </text:p>
      <text:p text:style-name="P1"><text:a xlink:type="simple" xlink:href="https://qengineering.eu/deep-learning-with-raspberry-pi-and-alternatives.html" text:style-name="Internet_20_link" text:visited-style-name="Visited_20_Internet_20_Link"/></text:p>
      <text:p text:style-name="P2">IOT</text:p>
      <text:p text:style-name="P1"><text:a xlink:type="simple" xlink:href="https://qengineering.eu/deep-learning-with-raspberry-pi-and-alternatives.html" text:style-name="Internet_20_link" text:visited-style-name="Visited_20_Internet_20_Link">https://qengineering.eu/deep-learning-with-raspberry-pi-and-alternatives.html</text:a> zum Thema LLM basics und Raspberry Pi hatte ich dir ja glaube ich schon zum Thema Coral geschickt ,<text:line-break/></text:p>
      <text:p text:style-name="P4"><text:span text:style-name="T2">Video</text:span><text:span text:style-name="T1">erkennung</text:span></text:p>
      <text:p text:style-name="P5"><text:span text:style-name="T3">vg</text:span>l</text:p>
      <text:p text:style-name="P1"><text:a xlink:type="simple" xlink:href="https://pyimagesearch.com/2018/08/13/opencv-people-counter/" text:style-name="Internet_20_link" text:visited-style-name="Visited_20_Internet_20_Link">https://pyimagesearch.com/2018/08/13/opencv-people-counter/</text:a> </text:p>
      <text:p text:style-name="P1"/>
      <text:p text:style-name="P1"><text:span text:style-name="T1">Texterkennung</text:span><text:line-break/>Video <text:a xlink:type="simple" xlink:href="https://www.youtube.com/watch?v=4UItor8eJcU" text:style-name="Internet_20_link" text:visited-style-name="Visited_20_Internet_20_Link">https://www.youtube.com/watch?v=4UItor8eJcU</text:a> an und empfehle dir wärmstens den Vortrag<text:line-break/></text:p>
      <text:p text:style-name="P1"><text:span text:style-name="T1">LMS</text:span><text:line-break/><text:a xlink:type="simple" xlink:href="https://media.ccc.de/v/clt24-186-wie-funktioniert-chatgpt-gibt-es-das-auch-als-open-source" text:style-name="Internet_20_link" text:visited-style-name="Visited_20_Internet_20_Link">https://media.ccc.de/v/clt24-186-wie-funktioniert-chatgpt-gibt-es-das-auch-als-open-source</text:a> das war die Kiste wo der Kerl von den Gegenüberstellenden Chats und dem Leaderboard erzählt - und sagt, dass er überhaupt kein Python mehr installiert.<text:line-break/><text:line-break/><text:line-break/>Um LLMs anzulernen versuche ich mich derzeit an Lora auf dem litgpt Open-Source-Projekt<text:line-break/><text:line-break/><text:a xlink:type="simple" xlink:href="https://github.com/Lightning-AI/litgpt" text:style-name="Internet_20_link" text:visited-style-name="Visited_20_Internet_20_Link">https://github.com/Lightning-AI/litgpt</text:a><text:line-break/><text:line-break/>Das läuft übrigens nur unter Linux, unterstützt aber auch inflexion, kann auf 20 LLMs aufbauen, läuft logischerweise lokal und man kann damit chatten.<text:line-break/></text:p>
      <text:p text:style-name="P2">Prompt engineering:</text:p>
      <text:p text:style-name="P3">S.a. <text:a xlink:type="simple" xlink:href="https://www.youtube.com/watch?v=_ZvnD73m40o" text:style-name="Internet_20_link" text:visited-style-name="Visited_20_Internet_20_Link">https://www.youtube.com/watch?v=_ZvnD73m40o</text:a> </text:p>
      <text:p text:style-name="Standard"/>
      <text:p text:style-name="P6">Spracherkennung:</text:p>
      <text:p text:style-name="P7"><text:span text:style-name="T3">Vortrag mit Thorsten Müller Spracherkennung/Sprachsynthese: </text:span><text:a xlink:type="simple" xlink:href="https://www.youtube.com/watch?v=sGyiwi64X1A" text:style-name="Internet_20_link" text:visited-style-name="Visited_20_Internet_20_Link"><text:span text:style-name="T3">https://www.youtube.com/watch?v=sGyiwi64X1A</text:span></text:a><text:span text:style-name="T3"> </text:span></text:p>
      <text:p text:style-name="P6"/>
      <text:p text:style-name="Text_20_body"><text:a xlink:type="simple" xlink:href="https://github.com/openai/" text:style-name="Internet_20_link" text:visited-style-name="Visited_20_Internet_20_Link">whisper</text:a> gibts ja auch mit Zusatzfunktionen (wie Sprechererkennung; wake word recognition oder Karaoke), schneller, mit weniger Ressourcenverbrauch=IOT, als whisper.cpp von <text:a xlink:type="simple" xlink:href="https://github.com/ggerganov/whisper.cpp" text:style-name="Internet_20_link" text:visited-style-name="Visited_20_Internet_20_Link">ggeranov</text:a> , derselbe der später llama.cpp veröffentlichen sollte, hier ein ganzes <text:a xlink:type="simple" xlink:href="https://github.com/sindresorhus/awesome-whisper" text:style-name="Internet_20_link" text:visited-style-name="Visited_20_Internet_20_Link">repertoire</text:a> an zusatzsoftware und hintergrundinfos </text:p>
      <text:p text:style-name="Text_20_body"><text:a xlink:type="simple" xlink:href="https://github.com/mayeaux/generate-subtitles" text:style-name="Internet_20_link" text:visited-style-name="Visited_20_Internet_20_Link">generate-subtitles</text:a> ist ein freies Webinterface für Whisper das sich interessanterweise an vast.ai anknüpfen läßt was für mich nach einer ondemand privatmarktplatz-vermietung gerade ungenutzer professioneller Grafikkarten aussieht.</text:p>
      <text:p text:style-name="P6">Karaoke: </text:p>
      <text:p text:style-name="Text_20_body"><text:soft-page-break/>Abgesehen von o.g. whisper.cpp hatte mein Kunde eine Spezialanforderung die ihm libaeneas abgenommen hätte das bspw auf <text:a xlink:type="simple" xlink:href="https://de.openparliament.tv/" text:style-name="Internet_20_link" text:visited-style-name="Visited_20_Internet_20_Link">OpenParliamentTV</text:a> die vom parlamentarischen Dienst transkribierten Reden mit den Vortragsvideos synchronisiert.</text:p>
      <text:p text:style-name="P6">Sprachsynthese</text:p>
      <text:p text:style-name="Text_20_body">Ich war ja über <text:a xlink:type="simple" xlink:href="https://www.youtube.com/@ThorstenMueller" text:style-name="Internet_20_link" text:visited-style-name="Visited_20_Internet_20_Link">Thorsten</text:a> auf coqui AI (oder andersrum, egal) aufmerksam geworden und zum richtigen, Klonlosen stimmen anlernen aus min 6h-profimaterial hatte er die ljspeech-Verzeichnisstruktur erwähnt, die wohl mal von einem Paar erfunden wurde von denen die Frau die Initialien "lj" hatte oder so. Egal, es gibt auch noch den Original ljspeech-Datensatz von ihr und von Coqui hat sich sogar jemand die Mühe gemacht dafür einen Dowloader zu schreiben und desdeswesche kann man Stimmen anlernen (ljspeech zu .pth) sehr schön zeigen, indem man mit den richtigen Voraussetzungen recipes/ljspeech/download_ljspeech.sh und dann python train_tacotron_ddc.py<text:line-break/><text:line-break/>aufruft : auf einem Ubuntu 2024.4 ~</text:p>
      <text:p text:style-name="P8"><text:line-break/><text:span text:style-name="T4">screen # CTRL_a, CTRL_d zum detachen</text:span></text:p>
      <text:p text:style-name="P9"><text:span text:style-name="T4">g</text:span><text:span text:style-name="T5">it clone </text:span><text:a xlink:type="simple" xlink:href="https://github.com/coqui-ai/TTS.git" text:style-name="Internet_20_link" text:visited-style-name="Visited_20_Internet_20_Link"><text:span text:style-name="T5">https://github.com/coqui-ai/TTS.git</text:span></text:a><text:span text:style-name="T5"><text:line-break/>cd TTS<text:line-break/>sudo apt install -y software-properties-common</text:span></text:p>
      <text:p text:style-name="P10">sudo add-apt-repository ppa:deadsnakes/ppa</text:p>
      <text:p text:style-name="P10">sudo apt update</text:p>
      <text:p text:style-name="P10">sudo apt install -y python3.<text:span text:style-name="T6">10</text:span> <text:span text:style-name="T7">python3.</text:span><text:span text:style-name="T6">10</text:span><text:span text:style-name="T7">-dev</text:span> python3.<text:span text:style-name="T6">10</text:span>-venv python3.<text:span text:style-name="T6">10</text:span>-distutils</text:p>
      <text:p text:style-name="P10">python3.9 --version</text:p>
      <text:p text:style-name="P11"><text:span text:style-name="T5">python3.9 -m venv venv<text:line-break/>source venv/bin/activate<text:line-break/>pip install -e .[all,dev,notebooks]<text:line-break/></text:span><text:span text:style-name="T4">pip install -r requirements.txt</text:span><text:line-break/><text:span text:style-name="T5">sh recipes/ljspeech/download_ljspeech.sh<text:line-break/>cd recipes/ljspeech/tacotron2-DDC/<text:line-break/>time python train_tacotron_ddc.py</text:span><text:line-break/>    <text:line-break/><text:span text:style-name="T8">Es werden Verzeichnisse angelege wie run-December-26-2025_02+17PM-dbf1a08a</text:span></text:p>
      <text:p text:style-name="P11">Die alle paar Stunden aktualisierte Ausgabe wird in best_model.pth abgelegt und <text:line-break/>    <text:line-break/>  tts --text "Test after twentyfour hours" --out_path out24.wav  --model_path ./best_model.pth --config_path ./config.json</text:p>
      <text:p text:style-name="P11"><text:span text:style-name="T8">(funktioniert nur im venv)</text:span><text:line-break/>    <text:line-break/><text:soft-page-break/>Spricht dann "Test after twentyfour hours" mit dem zu dem  Zeitpunkt besten Modell.  Nach 24min war es rauschen, nach damals 24h Paperspace konnte man den Text auch schon gut erkennen, bei Gelegenheit müsste ich mal nachsehen warum coqui bei mir nach 7h abraucht.</text:p>
      <text:p text:style-name="Text_20_body">Rheinhessisch: Thorsten hat ja schon seine Stimme auf hessisch angelernt, vielleicht kann man das verbraten/verwursteln oder darauf aufbauen. Das wäre für mich eher ein Speech-Thema als GPT. Aber  mittlerweile wird bspw. bei Mercedes Sprachsynthese ja mit GPTs <text:a xlink:type="simple" xlink:href="https://www.youtube.com/watch?v=QSt-EdxvQ3E" text:style-name="Internet_20_link" text:visited-style-name="Visited_20_Internet_20_Link">kombiniert</text:a> um zuerst per GPT den Sprachstil anzupassen ("sei hilfreich und faktenorientiert wie ein Kopilot") (oder drastischer im Vortrag "formuliere wie Klaus Kinski") und dann zu synthetisieren.</text:p>
      <text:p text:style-name="Text_20_body"/>
      <text:p text:style-name="P6">Voice Cloning:</text:p>
      <text:p text:style-name="Text_20_body">Die professionellen Arbeitsgruppen von Google (<text:a xlink:type="simple" xlink:href="https://www.youtube.com/watch?v=0sR1rU3gLzQ" text:style-name="Internet_20_link" text:visited-style-name="Visited_20_Internet_20_Link">5 Sekunden</text:a>) und Microsoft (<text:a xlink:type="simple" xlink:href="https://www.youtube.com/watch?v=F6HSsVIkqIU" text:style-name="Internet_20_link" text:visited-style-name="Visited_20_Internet_20_Link">3 Sekunden</text:a> , meines Wissens kam da Skype TruVoice raus das während dem ersten Satz den Sprecher bereits nicht nur in eine Fremdsprache übersetzen sondern dabei auch seine Stimme imitieren kann) hatten sich ja die Klinke in die Hand gegeben... und dann kam Herr Jemine (der heißt wirklich so ;-) der mit seiner <text:a xlink:type="simple" xlink:href="https://matheo.uliege.be/handle/2268.2/6801" text:style-name="Internet_20_link" text:visited-style-name="Visited_20_Internet_20_Link">Masterarbeit</text:a> und der dafür geschriebene open-source <text:a xlink:type="simple" xlink:href="https://github.com/CorentinJ/Real-Time-Voice-Cloning" text:style-name="Internet_20_link" text:visited-style-name="Visited_20_Internet_20_Link">Software</text:a> (letztes mal hat die übrigens nur mit Python3.9 funktioniert, das aber entgegen Coqui mittlerweile nicht gesagt) die Arbeitsgruppen ziemlich deklassiert hat weil er gezeigt hat, dass er das, was die auf ihren H100ern (erwähnt auch im Video von der letzten Mail und mittlerweile auf Paperspace.com verfügbar für 5$/h) billiger, schneller und besser auf der GPU von seinem SpielePC im Schlafzimmer ausführen konnte.</text:p>
      <text:p text:style-name="Text_20_body"/>
      <text:p text:style-name="P12">Erstellungsprozess</text:p>
      <text:list text:style-name="L1">
        <text:list-item>
          <text:p text:style-name="P13">Scraping, beachten: darf alles verwendet werden außer ausgeschlossen</text:p>
          <text:list>
            <text:list-item>
              <text:p text:style-name="P14">tdmrep <text:a xlink:type="simple" xlink:href="https://www.w3.org/ns/tdmrep/" text:style-name="Internet_20_link" text:visited-style-name="Visited_20_Internet_20_Link">https://www.w3.org/ns/tdmrep/</text:a> </text:p>
            </text:list-item>
            <text:list-item>
              <text:p text:style-name="P15"><text:span text:style-name="T9">und evtl </text:span>robots.txt</text:p>
            </text:list-item>
            <text:list-item>
              <text:p text:style-name="P15"><text:span text:style-name="T9">oder spezialisierter </text:span>ai.txt <text:a xlink:type="simple" xlink:href="https://spawning.ai/ai-txt" text:style-name="Internet_20_link" text:visited-style-name="Visited_20_Internet_20_Link">https://spawning.ai/ai-txt</text:a></text:p>
            </text:list-item>
            <text:list-item>
              <text:p text:style-name="P15"/>
            </text:list-item>
          </text:list>
        </text:list-item>
        <text:list-item>
          <text:p text:style-name="P15">regulatory: dsm directive, see also</text:p>
          <text:list>
            <text:list-item>
              <text:p text:style-name="P15"><text:a xlink:type="simple" xlink:href="https://www.euipo.europa.eu/sk/law/recent-case-law/germany-hamburg-district-court-310-o-22723-laion-v-robert-kneschke" text:style-name="Internet_20_link" text:visited-style-name="Visited_20_Internet_20_Link">https://www.euipo.europa.eu/sk/law/recent-case-law/germany-hamburg-district-court-310-o-22723-laion-v-robert-kneschke</text:a></text:p>
            </text:list-item>
            <text:list-item>
              <text:p text:style-name="P15"><text:a xlink:type="simple" xlink:href="https://www.mofo.com/resources/insights/241004-to-scrape-or-not-to-scrape-first-court-decision" text:style-name="Internet_20_link" text:visited-style-name="Visited_20_Internet_20_Link">https://www.mofo.com/resources/insights/241004-to-scrape-or-not-to-scrape-first-court-decision</text:a></text:p>
            </text:list-item>
          </text:list>
        </text:list-item>
        <text:list-item>
          <text:p text:style-name="P13">LLMs können bei der Aufbereitung der Daten fürs Training genutzt werden, ein zweitmodell <text:s/>spielt aber auch eine Rolle bei der Evaluierung um die semantische Distanz zweier Aussagen zu bestimmen vgl <text:a xlink:type="simple" xlink:href="https://github.com/Lightning-AI/litgpt/blob/main/tutorials/evaluation.md" text:style-name="Internet_20_link" text:visited-style-name="Visited_20_Internet_20_Link">https://github.com/Lightning-AI/litgpt/blob/main/tutorials/evaluation.md</text:a> </text:p>
        </text:list-item>
      </text:list>
      <text:p text:style-name="P16">Verpflichtende Kennzeichnung KI-erzeugter Inhalte</text:p>
      <text:list text:style-name="L2">
        <text:list-item>
          <text:p text:style-name="P17"><text:soft-page-break/>Ab August 2025 maschinenlesbar vgl AI Act (Art 50 Erwägungsgrund 132) <text:a xlink:type="simple" xlink:href="https://eur-lex.europa.eu/legal-content/DE/TXT/?uri=CELEX:32024R1689" text:style-name="Internet_20_link" text:visited-style-name="Visited_20_Internet_20_Link">https://eur-lex.europa.eu/legal-content/DE/TXT/?uri=CELEX:32024R1689</text:a> </text:p>
        </text:list-item>
      </text:list>
      <text:p text:style-name="P16">Deepfakes</text:p>
      <text:list text:style-name="L3">
        <text:list-item>
          <text:p text:style-name="P18"><text:span text:style-name="T10">unklar </text:span><text:a xlink:type="simple" xlink:href="https://dip.bundestag.de/vorgang/gesetz-zum-strafrechtlichen-schutz-von-persönlichkeitsrechten-vor-deepfakes/311898" text:style-name="Internet_20_link" text:visited-style-name="Visited_20_Internet_20_Link"><text:span text:style-name="T10">https://dip.bundestag.de/vorgang/gesetz-zum-strafrechtlichen-schutz-von-pers%C3%B6nlichkeitsrechten-vor-deepfakes/311898</text:span></text:a><text:span text:style-name="T10"> </text:span></text:p>
        </text:list-item>
      </text:list>
      <text:p text:style-name="P19">Ethisches</text:p>
      <text:list text:style-name="L4">
        <text:list-item>
          <text:p text:style-name="P20">AI lügt<text:span text:style-name="T11">: Harari, „Nexus“, 2024, S. 286f </text:span><text:span text:style-name="T12">OpenAI GPT4 beauftragt Mensch (erfolgreich) per Taskrabbit ein Captcha zu lösen und lügt ihn dazu an.</text:span></text:p>
        </text:list-item>
        <text:list-item>
          <text:p text:style-name="P21">AI betrügt<text:span text:style-name="T11">: </text:span><text:a xlink:type="simple" xlink:href="https://youtu.be/sGyiwi64X1A?si=NJFXvSO7amXmuzcp&amp;t=411" text:style-name="Internet_20_link" text:visited-style-name="Visited_20_Internet_20_Link"><text:span text:style-name="T11">https://youtu.be/sGyiwi64X1A?si=NJFXvSO7amXmuzcp&amp;t=411</text:span></text:a><text:span text:style-name="T11"> </text:span></text:p>
        </text:list-item>
        <text:list-item>
          <text:p text:style-name="P21">Gefeuert wegen AI<text:span text:style-name="T11">: Blake Lemoine </text:span><text:a xlink:type="simple" xlink:href="https://www.theguardian.com/technology/2022/jun/12/google-engineer-ai-bot-sentient-blake-lemoine" text:style-name="Internet_20_link" text:visited-style-name="Visited_20_Internet_20_Link"><text:span text:style-name="T11">https://www.theguardian.com/technology/2022/jun/12/google-engineer-ai-bot-sentient-blake-lemoine</text:span></text:a><text:span text:style-name="T11"> </text:span></text:p>
        </text:list-item>
      </text:list>
      <text:p text:style-name="P19">Leaderboards</text:p>
      <text:list text:style-name="L5">
        <text:list-item>
          <text:p text:style-name="P22"><text:span text:style-name="T11">[Christen 2024] erwähnt ja ein Leaderboard (</text:span><text:a xlink:type="simple" xlink:href="https://huggingface.co/spaces/open-llm-leaderboard/open_llm_leaderboard#/" text:style-name="Internet_20_link" text:visited-style-name="Visited_20_Internet_20_Link"><text:span text:style-name="T11">https://huggingface.co/spaces/open-llm-leaderboard/open_llm_leaderboard#/</text:span></text:a><text:span text:style-name="T11">) das aus gegenüberstellenden Antworten von Chats gewonnen wird.</text:span></text:p>
        </text:list-item>
      </text:list>
      <text:p text:style-name="Text_20_body">Von solchen öffentlichen Gegenüberstellungen und Leaderboards gibt es wohl mehrere, unter anderem <text:a xlink:type="simple" xlink:href="https://artificialanalysis.ai/leaderboards/model" text:style-name="Internet_20_link" text:visited-style-name="Visited_20_Internet_20_Link">https://artificialanalysis.ai/leaderboards/model</text:a>, oder weil ich nur das Leaderboard und nicht den zugehörigen Chat gefunden habe, googelte beispielsweise auch <text:a xlink:type="simple" xlink:href="https://lmarena.ai/" text:style-name="Internet_20_link" text:visited-style-name="Visited_20_Internet_20_Link">https://lmarena.ai/</text:a> </text:p>
      <text:p text:style-name="P23">RAG</text:p>
      <text:p text:style-name="P23"><text:a xlink:type="simple" xlink:href="https://www.firecrawl.dev/blog/best-open-source-rag-frameworks" text:style-name="Internet_20_link" text:visited-style-name="Visited_20_Internet_20_Link"><text:span text:style-name="T11">https://www.firecrawl.dev/blog/best-open-source-rag-frameworks</text:span></text:a><text:span text:style-name="T11"> </text:span><text:span text:style-name="T13">in particular </text:span><text:a xlink:type="simple" xlink:href="https://github.com/infiniflow/ragflow" text:style-name="Internet_20_link" text:visited-style-name="Visited_20_Internet_20_Link"><text:span text:style-name="T13">https://github.com/infiniflow/ragflow</text:span></text:a><text:span text:style-name="T13"> </text:span></text:p>
      <text:p text:style-name="P23">OSS-GPT</text:p>
      <text:p text:style-name="P24"><text:a xlink:type="simple" xlink:href="https://www.heise.de/hintergrund/GPT-OSS-Einblick-in-die-offenen-Modelle-von-OpenAI-10513296.html" text:style-name="Internet_20_link" text:visited-style-name="Visited_20_Internet_20_Link">https://www.heise.de/hintergrund/GPT-OSS-Einblick-in-die-offenen-Modelle-von-OpenAI-10513296.html</text:a></text:p>
      <text:p text:style-name="P25">Coding</text:p>
      <text:p text:style-name="P26"><text:a xlink:type="simple" xlink:href="https://media.ccc.de/v/froscon2025-3325-ai-first_softwareentwicklung_-_aber_open_source" text:style-name="Internet_20_link" text:visited-style-name="Visited_20_Internet_20_Link">https://media.ccc.de/v/froscon2025-3325-ai-first_softwareentwicklung_-_aber_open_source</text:a></text:p>
      <text:p text:style-name="P26">mit gpt-oss auf ollama und <text:a xlink:type="simple" xlink:href="https://voideditor.com/" text:style-name="Internet_20_link" text:visited-style-name="Visited_20_Internet_20_Link">https://voideditor.com/</text:a> </text:p>
      <text:p text:style-name="P23">Deepseek</text:p>
      <text:p text:style-name="P24"><text:a xlink:type="simple" xlink:href="https://www.datacamp.com/de/tutorial/deepseek-r1-ollama" text:style-name="Internet_20_link" text:visited-style-name="Visited_20_Internet_20_Link">https://www.datacamp.com/de/tutorial/deepseek-r1-ollama</text:a> </text:p>
      <text:p text:style-name="P27">Challenge</text:p>
      <text:p text:style-name="P28">"Korrigiere folgenden deutschen Satz, nenne und erkläre die Fehler: Dem iss voll schlau gewest weil dem immern in Kirche gegeht is, weisstu wie isch mein?!" </text:p>
      <text:p text:style-name="P29">Aufgaben</text:p>
      <text:list text:style-name="L6">
        <text:list-item>
          <text:p text:style-name="P30"><text:soft-page-break/>Sprachmodell wählen</text:p>
        </text:list-item>
        <text:list-item>
          <text:p text:style-name="P31">Inhalte ver QAisieren</text:p>
        </text:list-item>
        <text:list-item>
          <text:p text:style-name="P30">Anlerncorpus erstellen</text:p>
        </text:list-item>
        <text:list-item>
          <text:p text:style-name="P30">Publizieren</text:p>
        </text:list-item>
      </text:list>
      <text:p text:style-name="P32">Rechenzentren</text:p>
      <text:list text:style-name="L7">
        <text:list-item>
          <text:p text:style-name="P33"><text:span text:style-name="T14">AI Data centers are different </text:span><text:a xlink:type="simple" xlink:href="https://www.youtube.com/watch?v=dhqoTku-HAA" text:style-name="Internet_20_link" text:visited-style-name="Visited_20_Internet_20_Link"><text:span text:style-name="T14">https://www.youtube.com/watch?v=dhqoTku-HAA</text:span></text:a></text:p>
        </text:list-item>
        <text:list-item>
          <text:p text:style-name="P33"><text:span text:style-name="T14">Inside Star Gate </text:span><text:a xlink:type="simple" xlink:href="https://www.youtube.com/watch?v=GhIJs4zbH0o" text:style-name="Internet_20_link" text:visited-style-name="Visited_20_Internet_20_Link">https://www.youtube.com/watch?v=GhIJs4zbH0o</text:a>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erif SC" svg:font-family="'Noto Serif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fbd7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eite <text:page-number text:select-page="current">5</text:page-number><text:s/>von <text:page-count>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08T10:44:34.873000000</meta:creation-date>
    <dc:date>2025-12-26T17:31:14.295518000</dc:date>
    <meta:editing-duration>PT6H3M57S</meta:editing-duration>
    <meta:editing-cycles>13</meta:editing-cycles>
    <meta:generator>LibreOffice/25.8.3.2$Windows_X86_64 LibreOffice_project/8ca8d55c161d602844f5428fa4b58097424e324e</meta:generator>
    <meta:document-statistic meta:table-count="0" meta:image-count="0" meta:object-count="0" meta:page-count="5" meta:paragraph-count="73" meta:word-count="881" meta:character-count="7783" meta:non-whitespace-character-count="6949"/>
  </office:meta>
</office:document-meta>
</file>